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24b1" officeooo:paragraph-rsid="000924b1"/>
    </style:style>
    <style:style style:name="P2" style:family="paragraph" style:parent-style-name="Standard" style:list-style-name="L1">
      <style:text-properties officeooo:rsid="000924b1" officeooo:paragraph-rsid="000924b1"/>
    </style:style>
    <style:style style:name="P3" style:family="paragraph" style:parent-style-name="Standard" style:list-style-name="L1">
      <style:text-properties officeooo:rsid="000924b1" officeooo:paragraph-rsid="000a77e7"/>
    </style:style>
    <style:style style:name="P4" style:family="paragraph" style:parent-style-name="Standard" style:list-style-name="L1">
      <style:text-properties officeooo:rsid="000924b1" officeooo:paragraph-rsid="000d613f"/>
    </style:style>
    <style:style style:name="P5" style:family="paragraph" style:parent-style-name="Standard" style:list-style-name="L1">
      <style:text-properties officeooo:rsid="000a77e7" officeooo:paragraph-rsid="000a77e7"/>
    </style:style>
    <style:style style:name="P6" style:family="paragraph" style:parent-style-name="Standard">
      <style:text-properties officeooo:rsid="000a77e7" officeooo:paragraph-rsid="000a77e7"/>
    </style:style>
    <style:style style:name="P7" style:family="paragraph" style:parent-style-name="Standard" style:list-style-name="L1">
      <style:text-properties officeooo:rsid="000c313b" officeooo:paragraph-rsid="000c313b"/>
    </style:style>
    <style:style style:name="P8" style:family="paragraph" style:parent-style-name="Standard">
      <style:text-properties officeooo:rsid="000c313b" officeooo:paragraph-rsid="000c313b"/>
    </style:style>
    <style:style style:name="P9" style:family="paragraph" style:parent-style-name="Standard" style:list-style-name="L1">
      <style:text-properties officeooo:rsid="000c7ce4" officeooo:paragraph-rsid="000c7ce4"/>
    </style:style>
    <style:style style:name="T1" style:family="text">
      <style:text-properties officeooo:rsid="000c7ce4"/>
    </style:style>
    <style:style style:name="T2" style:family="text">
      <style:text-properties officeooo:rsid="000d613f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2/2018 (lab)</text:p>
      <text:p text:style-name="P1"/>
      <text:p text:style-name="P1">1. worked form yesterday and realized that Caext was leaking to much. So decided to add Calbinin</text:p>
      <text:list xml:id="list3016162066" text:style-name="L1">
        <text:list-item>
          <text:p text:style-name="P2">open a new folder call Initialization</text:p>
        </text:list-item>
        <text:list-item>
          <text:p text:style-name="P2">add calbinin to all file</text:p>
          <text:p text:style-name="P5">IC_ERK-Test.xml</text:p>
          <text:p text:style-name="P2">Calbinin= 20000</text:p>
          <text:p text:style-name="P2">Ca=5000</text:p>
          <text:p text:style-name="P2">Caext=20000</text:p>
          <text:p text:style-name="P5">Leak=2330</text:p>
          <text:p text:style-name="P9">PP1=700</text:p>
        </text:list-item>
        <text:list-item>
          <text:p text:style-name="P5">Result not good (Model_ERK-Testbasal1): Ckp+CKpCamCa= 6000, and Caext=483 </text:p>
        </text:list-item>
        <text:list-item>
          <text:p text:style-name="P7">lost this file because <text:span text:style-name="T1">run the one below by mistake using the same name before deleting</text:span></text:p>
        </text:list-item>
      </text:list>
      <text:p text:style-name="P6"/>
      <text:p text:style-name="P6">2. Rerun with different IC conc: </text:p>
      <text:list xml:id="list160436045851709" text:continue-numbering="true" text:style-name="L1">
        <text:list-header>
          <text:p text:style-name="P5">same IC_ERK-Test.xml</text:p>
          <text:p text:style-name="P3">Calbinin= 20000</text:p>
          <text:p text:style-name="P3">Ca=5000</text:p>
          <text:p text:style-name="P3">Caext=20000</text:p>
          <text:p text:style-name="P5">Leak:1000</text:p>
          <text:p text:style-name="P9">PP1=1700</text:p>
        </text:list-header>
        <text:list-item>
          <text:p text:style-name="P7">Result not good <text:span text:style-name="T1">but better ( Model_ERK-Testbasal2): <text:s/>Ckp+CKpCamCa= 2000 and Caext=2500</text:span></text:p>
        </text:list-item>
      </text:list>
      <text:p text:style-name="P8"/>
      <text:p text:style-name="P8"/>
      <text:p text:style-name="P6"><text:span text:style-name="T1">3</text:span>. Rerun with different IC conc: </text:p>
      <text:list xml:id="list160436887019298" text:continue-numbering="true" text:style-name="L1">
        <text:list-header>
          <text:p text:style-name="P5">same IC_ERK-Test.xml</text:p>
          <text:p text:style-name="P3">Calbinin= 20000</text:p>
          <text:p text:style-name="P3">Ca=5000</text:p>
          <text:p text:style-name="P3">Caext=20000</text:p>
          <text:p text:style-name="P5">Leak:<text:span text:style-name="T1">5</text:span>00</text:p>
          <text:p text:style-name="P9">PP1=1900</text:p>
        </text:list-header>
        <text:list-item>
          <text:p text:style-name="P7">Result not good <text:span text:style-name="T1">but better ( Model_ERK-Testbasal3): <text:s/>Ckp+CKpCamCa=400 <text:s/>and Caext=22000, Ca=29, pretty low</text:span></text:p>
        </text:list-item>
      </text:list>
      <text:p text:style-name="P8"/>
      <text:p text:style-name="P8"/>
      <text:p text:style-name="P6"><text:span text:style-name="T2">4</text:span>. Rerun with different IC conc: </text:p>
      <text:list xml:id="list160436222477665" text:continue-numbering="true" text:style-name="L1">
        <text:list-header>
          <text:p text:style-name="P5">same IC_ERK-Test.xml</text:p>
          <text:p text:style-name="P4">Calbinin= 20000</text:p>
          <text:p text:style-name="P3">Ca=5000</text:p>
          <text:p text:style-name="P3">Caext=20000</text:p>
          <text:p text:style-name="P5">Leak:<text:span text:style-name="T2">7</text:span>00</text:p>
          <text:p text:style-name="P9">PP1=1<text:span text:style-name="T2">7</text:span>00</text:p>
        </text:list-header>
        <text:list-item>
          <text:p text:style-name="P7">Result not good <text:span text:style-name="T1">but better ( Model_ERK-Testbasal): <text:s/>Ckp+CKpCamCa= and Caext=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20:04.154518770</meta:creation-date>
    <dc:date>2018-12-12T16:04:35.442547441</dc:date>
    <meta:editing-duration>PT4H3M</meta:editing-duration>
    <meta:editing-cycles>1</meta:editing-cycles>
    <meta:document-statistic meta:table-count="0" meta:image-count="0" meta:object-count="0" meta:page-count="1" meta:paragraph-count="36" meta:word-count="168" meta:character-count="1003" meta:non-whitespace-character-count="894"/>
    <meta:generator>LibreOffice/5.3.6.1$Linux_X86_64 LibreOffice_project/30$Build-1</meta:generator>
  </office:meta>
</office:document-meta>
</file>